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1, 1895</text:p>
      <text:p text:style-name="P5">Month<text:tab/><text:tab/><text:tab/><text:tab/><text:tab/><text:tab/>September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546 N. Fifth Street,/</text:p>
      <text:p text:style-name="P3">Philadelphia, Pa./</text:p>
      <text:p text:style-name="P3">September 11, '95./</text:p>
      <text:p text:style-name="P2">Honorable Joseph Blumenthal/</text:p>
      <text:p text:style-name="P2">My dear Sir,/</text:p>
      <text:p text:style-name="P2"><text:tab/>I was under the impression that a report/ of the examination in June had been prepared by me/ and sent to yourself and the Board of Trustees. <text:s/>An/ examination for promotion was to have been held last/ month. <text:s/>Unfortunately, in a measure through my fault,/ all the students were not notified and only a few of/ Senior B were present. <text:s/>I regret that very much, because/ I would wish that pupils should know exactly their/ standing during the term. <text:s/>I regret it the more, because/ owing to the heavy task which the coming holidays impose/ upon me, the opportunity to come to New York is denied/ me. <text:s/>Messrs. Roeder and Cohen went over the curriculum/ which I have formulated, and they suggested such altera-/tions as may prove acceptable. <text:s/>The students in Senior B/ whom I considered deserving of promotion are M. Kaplan,/ Elias Solomon, Max Heichler and Nathan Wolf. <text:s/>Some who/ were absent, <text:soft-page-break/>may be equally deserving, but they must undergo/ an examination. <text:s/>As regards the diploma, I will try my best/ to get it ready. <text:s/>Both Wittenberg and Speaker begged the/ favor of receiving it early. <text:s/>The believe that it will in-/sure a permanent position. <text:s/>I am sorry that the Board are/ disinclined to grant it to S. <text:s/>He petitioned for it, and/ declared that his conduct hereafter would be in every re-/spect exemplary. <text:s/>With due respect to Messrs Cohen and/ Roeder, I think that he shows great familiarity with Biblical/ and Rabbinical literature. <text:s/>Of course, neither he nor W./ was perfect, but that is a qualification very rare indeed./ <text:s/>The least of the three was N. as far as Biblical history is/ concerned, and his diploma must be guardedly worded. <text:s/>I/ have just seen Mr. Rothschild, who kindly proposes to repeat/ in behalf of the Seminary what he effectively did before./ <text:s/>He agrees with me that the Convention had better take place/ in N. Y./</text:p>
      <text:p text:style-name="P2"><text:tab/>Pardon me to say, that I believe no remittance was/ sent for my two students during August and September, I am not/ positive about July./</text:p>
      <text:p text:style-name="P2"><text:tab/>Heartily reciprocating the kind wishes you were good/ enough to express and hoping that while I am premitted[sic!] to live,/ I may be os[sic!] some use, I remain,/ Yours truly,/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4:35:40.04</meta:creation-date>
    <dc:date>2012-01-03T14:54:07.08</dc:date>
    <dc:creator>Penn Libraries</dc:creator>
    <meta:editing-duration>PT00H02M4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553" meta:character-count="3546"/>
  </office:meta>
</office:document-meta>
</file>